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61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EigenMod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Imag</text:p>
          </table:table-cell>
          <table:table-cell table:style-name="ce3" office:value-type="string" calcext:value-type="string">
            <text:p>NaturalFrequeny [Hz]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5996100" calcext:value-type="float">
            <text:p>2.60E+07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2])/(2*PI())" office:value-type="float" office:value="811.473293165674" calcext:value-type="float">
            <text:p>811.4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26107850" calcext:value-type="float">
            <text:p>2.61E+07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3])/(2*PI())" office:value-type="float" office:value="813.215571720778" calcext:value-type="float">
            <text:p>813.2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11116700" calcext:value-type="float">
            <text:p>1.11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4])/(2*PI())" office:value-type="float" office:value="1677.68259560849" calcext:value-type="float">
            <text:p>1677.6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12106200" calcext:value-type="float">
            <text:p>1.12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5])/(2*PI())" office:value-type="float" office:value="1685.1359646661" calcext:value-type="float">
            <text:p>1685.1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01475300" calcext:value-type="float">
            <text:p>2.01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6])/(2*PI())" office:value-type="float" office:value="2259.07701676454" calcext:value-type="float">
            <text:p>2259.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01713400" calcext:value-type="float">
            <text:p>2.02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7])/(2*PI())" office:value-type="float" office:value="2260.41149154973" calcext:value-type="float">
            <text:p>2260.4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217005600" calcext:value-type="float">
            <text:p>2.17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8])/(2*PI())" office:value-type="float" office:value="2344.52896383344" calcext:value-type="float">
            <text:p>2344.5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222156500" calcext:value-type="float">
            <text:p>2.22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9])/(2*PI())" office:value-type="float" office:value="2372.19094582619" calcext:value-type="float">
            <text:p>2372.1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518678100" calcext:value-type="float">
            <text:p>5.19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10])/(2*PI())" office:value-type="float" office:value="3624.67512410971" calcext:value-type="float">
            <text:p>3624.6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520947200" calcext:value-type="float">
            <text:p>5.21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11])/(2*PI())" office:value-type="float" office:value="3632.59504070994" calcext:value-type="float">
            <text:p>3632.60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00/00/00</text:date>, <text:time style:data-style-name="N2" text:time-value="01:19:46.94427076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1:21:08.479437165</meta:creation-date>
    <dc:date>2016-09-02T01:25:48.662284554</dc:date>
    <meta:editing-duration>PT10M50S</meta:editing-duration>
    <meta:editing-cycles>2</meta:editing-cycles>
    <meta:generator>LibreOffice/5.1.4.2$Linux_X86_64 LibreOffice_project/10m0$Build-2</meta:generator>
    <meta:document-statistic meta:table-count="1" meta:cell-count="44" meta:object-count="0"/>
    <meta:user-defined meta:name="qrichtext">1</meta:user-defined>
  </office:meta>
</office:document-meta>
</file>